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17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2.0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OBJET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XPLORACIO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20.595" calcext:value-type="float">
            <text:p>20.59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0.017" calcext:value-type="float">
            <text:p>10.0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.502" calcext:value-type="float">
            <text:p>1.5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8.899" calcext:value-type="float">
            <text:p>8.89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24.942" calcext:value-type="float">
            <text:p>24.9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46.814" calcext:value-type="float">
            <text:p>46.81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0.285" calcext:value-type="float">
            <text:p>10.28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3.238" calcext:value-type="float">
            <text:p>3.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7.683" calcext:value-type="float">
            <text:p>7.68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8.158" calcext:value-type="float">
            <text:p>18.15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8.37" calcext:value-type="float">
            <text:p>8.3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8.518" calcext:value-type="float">
            <text:p>8.5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20.545" calcext:value-type="float">
            <text:p>20.54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6.287" calcext:value-type="float">
            <text:p>6.28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13.404" calcext:value-type="float">
            <text:p>13.40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</text:p>
          </table:table-cell>
          <table:table-cell office:value-type="float" office:value="10.217" calcext:value-type="float">
            <text:p>10.2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</text:p>
          </table:table-cell>
          <table:table-cell office:value-type="float" office:value="6.896" calcext:value-type="float">
            <text:p>6.89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</text:p>
          </table:table-cell>
          <table:table-cell office:value-type="float" office:value="14.149" calcext:value-type="float">
            <text:p>14.14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</text:p>
          </table:table-cell>
          <table:table-cell office:value-type="float" office:value="6.821" calcext:value-type="float">
            <text:p>6.82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</text:p>
          </table:table-cell>
          <table:table-cell office:value-type="float" office:value="13.138" calcext:value-type="float">
            <text:p>13.13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12.96" calcext:value-type="float">
            <text:p>12.9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4.535" calcext:value-type="float">
            <text:p>4.53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14.843" calcext:value-type="float">
            <text:p>14.84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11.079" calcext:value-type="float">
            <text:p>11.07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24.19" calcext:value-type="float">
            <text:p>24.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W</text:p>
          </table:table-cell>
          <table:table-cell office:value-type="float" office:value="2.913" calcext:value-type="float">
            <text:p>2.9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W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W</text:p>
          </table:table-cell>
          <table:table-cell office:value-type="float" office:value="16.912" calcext:value-type="float">
            <text:p>16.9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W</text:p>
          </table:table-cell>
          <table:table-cell office:value-type="float" office:value="0.835" calcext:value-type="float">
            <text:p>0.83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W</text:p>
          </table:table-cell>
          <table:table-cell office:value-type="float" office:value="5.766" calcext:value-type="float">
            <text:p>5.76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11.422" calcext:value-type="float">
            <text:p>11.42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5.587" calcext:value-type="float">
            <text:p>5.58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9.496" calcext:value-type="float">
            <text:p>9.49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20.482" calcext:value-type="float">
            <text:p>20.48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6.554" calcext:value-type="float">
            <text:p>6.55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EW</text:p>
          </table:table-cell>
          <table:table-cell office:value-type="float" office:value="9.476" calcext:value-type="float">
            <text:p>9.47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EW</text:p>
          </table:table-cell>
          <table:table-cell office:value-type="float" office:value="9.682" calcext:value-type="float">
            <text:p>9.68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EW</text:p>
          </table:table-cell>
          <table:table-cell office:value-type="float" office:value="5.714" calcext:value-type="float">
            <text:p>5.71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EW</text:p>
          </table:table-cell>
          <table:table-cell office:value-type="float" office:value="13.204" calcext:value-type="float">
            <text:p>13.20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EW</text:p>
          </table:table-cell>
          <table:table-cell office:value-type="float" office:value="28.644" calcext:value-type="float">
            <text:p>28.64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OBJETO.MAS.EXPLORADO</text:p>
          </table:table-cell>
          <table:table-cell office:value-type="string" calcext:value-type="string">
            <text:p>TIEMPO.TOTAL</text:p>
          </table:table-cell>
          <table:table-cell office:value-type="string" calcext:value-type="string">
            <text:p>OBSERVACIONES.TOTALE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67.409" calcext:value-type="float">
            <text:p>67.4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20.302" calcext:value-type="float">
            <text:p>20.3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4.74" calcext:value-type="float">
            <text:p>4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6.582" calcext:value-type="float">
            <text:p>16.5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43.1" calcext:value-type="float">
            <text:p>43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</text:p>
          </table:table-cell>
          <table:table-cell office:value-type="float" office:value="18.587" calcext:value-type="float">
            <text:p>18.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18.587" calcext:value-type="float">
            <text:p>18.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34.694" calcext:value-type="float">
            <text:p>34.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W</text:p>
          </table:table-cell>
          <table:table-cell office:value-type="float" office:value="13.108" calcext:value-type="float">
            <text:p>13.1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D</text:p>
          </table:table-cell>
          <table:table-cell office:value-type="float" office:value="26.542" calcext:value-type="float">
            <text:p>26.5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15.873" calcext:value-type="float">
            <text:p>15.8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5.235" calcext:value-type="float">
            <text:p>5.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W</text:p>
          </table:table-cell>
          <table:table-cell office:value-type="float" office:value="31.755" calcext:value-type="float">
            <text:p>31.7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11.914" calcext:value-type="float">
            <text:p>11.9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LD</text:p>
          </table:table-cell>
          <table:table-cell office:value-type="float" office:value="29.956" calcext:value-type="float">
            <text:p>29.9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16.938" calcext:value-type="float">
            <text:p>16.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EW</text:p>
          </table:table-cell>
          <table:table-cell office:value-type="float" office:value="15.269" calcext:value-type="float">
            <text:p>15.2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15.21" calcext:value-type="float">
            <text:p>15.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OLD</text:p>
          </table:table-cell>
          <table:table-cell office:value-type="float" office:value="33.686" calcext:value-type="float">
            <text:p>33.6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EW</text:p>
          </table:table-cell>
          <table:table-cell office:value-type="float" office:value="35.198" calcext:value-type="float">
            <text:p>35.19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1:33:09.022395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5:04:27.198642679</meta:creation-date>
    <dc:date>2021-01-25T12:00:21.910231736</dc:date>
    <meta:editing-duration>PT27M6S</meta:editing-duration>
    <meta:editing-cycles>2</meta:editing-cycles>
    <meta:generator>LibreOffice/6.4.4.2$Linux_X86_64 LibreOffice_project/40$Build-2</meta:generator>
    <meta:document-statistic meta:table-count="2" meta:cell-count="310" meta:object-count="0"/>
  </office:meta>
</office:document-meta>
</file>